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🧾 2024 Federal Income Tax Calculator (Single Filers)</text:h>
      <text:h text:style-name="Heading_20_3" text:outline-level="3">📌 Description:</text:h>
      <text:p text:style-name="Text_20_body">This Python program calculates the <text:span text:style-name="Strong_20_Emphasis">federal income tax owed by a single individual</text:span> in the U.S. for the tax year <text:span text:style-name="Strong_20_Emphasis">2024</text:span>, based on the <text:span text:style-name="Strong_20_Emphasis">IRS tax bracket thresholds</text:span>. The script considers <text:span text:style-name="Strong_20_Emphasis">standard deductions</text:span> and <text:span text:style-name="Strong_20_Emphasis">dependent exemptions</text:span> before applying marginal tax rates.</text:p>
      <text:p text:style-name="Horizontal_20_Line"/>
      <text:h text:style-name="Heading_20_3" text:outline-level="3">💡 Key Features:</text:h>
      <text:list text:style-name="L1">
        <text:list-item>
          <text:p text:style-name="P4">Supports <text:span text:style-name="Strong_20_Emphasis">2024 federal tax brackets</text:span> for <text:span text:style-name="Strong_20_Emphasis">single filers</text:span>:</text:p>
          <text:list>
            <text:list-item>
              <text:p text:style-name="P4">Ranges from 10% to 37% based on income tiers</text:p>
            </text:list-item>
          </text:list>
        </text:list-item>
        <text:list-item>
          <text:p text:style-name="P4">Incorporates:</text:p>
          <text:list>
            <text:list-item>
              <text:p text:style-name="P4"><text:span text:style-name="Strong_20_Emphasis">Standard deduction</text:span>: $14,600 (for single filers)</text:p>
            </text:list-item>
            <text:list-item>
              <text:p text:style-name="P4"><text:span text:style-name="Strong_20_Emphasis">Dependent deduction</text:span>: $1,950 per dependent</text:p>
            </text:list-item>
          </text:list>
        </text:list-item>
        <text:list-item>
          <text:p text:style-name="P4">Uses <text:span text:style-name="Strong_20_Emphasis">tiered tax computation</text:span> to apply correct marginal rates</text:p>
        </text:list-item>
        <text:list-item>
          <text:p text:style-name="P4">Displays:</text:p>
          <text:list>
            <text:list-item>
              <text:p text:style-name="P4">Gross income</text:p>
            </text:list-item>
            <text:list-item>
              <text:p text:style-name="P4">Number of dependents</text:p>
            </text:list-item>
            <text:list-item>
              <text:p text:style-name="P4">Taxable income</text:p>
            </text:list-item>
            <text:list-item>
              <text:p text:style-name="P4">Final tax due (rounded)</text:p>
            </text:list-item>
          </text:list>
        </text:list-item>
      </text:list>
      <text:p text:style-name="Horizontal_20_Line"/>
      <text:h text:style-name="Heading_20_3" text:outline-level="3">🔢 Example Input &amp; Output:</text:h>
      <text:p text:style-name="Preformatted_20_Text">pgsql</text:p>
      <text:p text:style-name="Preformatted_20_Text">CopyEdit</text:p>
      <text:p text:style-name="P1"><text:span text:style-name="Source_20_Text">Enter your gross income from your W-2 for 2024: 80000</text:span></text:p>
      <text:p text:style-name="P2"><text:span text:style-name="Source_20_Text">How many dependents are you claiming? 2</text:span></text:p>
      <text:p text:style-name="P2"/>
      <text:p text:style-name="P2"><text:span text:style-name="Source_20_Text">Your gross income is $80000.0.</text:span></text:p>
      <text:p text:style-name="P2"><text:span text:style-name="Source_20_Text">You have 2 dependents.</text:span></text:p>
      <text:p text:style-name="P2"><text:span text:style-name="Source_20_Text">Your taxable income is $61500.0.</text:span></text:p>
      <text:p text:style-name="P3"><text:span text:style-name="Source_20_Text">Your tax due is $7674.</text:span></text:p>
      <text:p text:style-name="Horizontal_20_Line"/>
      <text:h text:style-name="Heading_20_3" text:outline-level="3">🛠️ Skills Used:</text:h>
      <text:list text:style-name="L2">
        <text:list-item>
          <text:p text:style-name="P5">Python fundamentals: <text:span text:style-name="Source_20_Text">if-elif</text:span>, user input, arithmetic</text:p>
        </text:list-item>
        <text:list-item>
          <text:p text:style-name="P5">Conditional logic and tax tiering</text:p>
        </text:list-item>
        <text:list-item>
          <text:p text:style-name="P5">Modular calculation using pre-defined bracket ranges</text:p>
        </text:list-item>
        <text:list-item>
          <text:p text:style-name="P5"><text:soft-page-break/>Real-world financial application (IRS tax computation)</text:p>
        </text:list-item>
      </text:list>
      <text:p text:style-name="Horizontal_20_Line"/>
      <text:h text:style-name="Heading_20_3" text:outline-level="3">✅ Learning Outcome:</text:h>
      <text:p text:style-name="Text_20_body">This project demonstrates how to apply <text:span text:style-name="Strong_20_Emphasis">conditional logic and real-life rules</text:span> in Python for building tools that model official systems (like IRS tax brackets). It’s ideal for beginner to intermediate learners interested in <text:span text:style-name="Strong_20_Emphasis">finance, tax, or data logic</text:span> project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5T10:26:53.243343471</meta:creation-date>
    <dc:date>2025-06-25T10:28:05.236112342</dc:date>
    <meta:editing-duration>PT1M12S</meta:editing-duration>
    <meta:editing-cycles>1</meta:editing-cycles>
    <meta:document-statistic meta:table-count="0" meta:image-count="0" meta:object-count="0" meta:page-count="2" meta:paragraph-count="31" meta:word-count="230" meta:character-count="1409" meta:non-whitespace-character-count="1225"/>
    <meta:generator>LibreOffice/24.2.7.2$Linux_X86_64 LibreOffice_project/420$Build-2</meta:generator>
  </office:meta>
</office:document-meta>
</file>